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4cm" fo:min-width="1.692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1.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cm" svg:height="1.4cm" svg:x="8.25cm" svg:y="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1cm" svg:height="1.4cm" svg:x="8.25cm" svg:y="6.001cm">
          <text:p text:style-name="P1">Acti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3.1cm" svg:height="1.4cm" svg:x="8.25cm" svg:y="13.401cm">
          <text:p text:style-name="P1">I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8cm" svg:height="2cm" svg:x="7.9cm" svg:y="9.5cm">
          <text:p text:style-name="P2"><text:span text:style-name="T1">Touch</text:span></text:p>
          <text:p text:style-name="P2"><text:span text:style-name="T1"><text:s text:c="2"/></text:span><text:span text:style-name="T1">Detected</text:span><text:span text:style-name="T1">？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2" xml:id="id4" draw:id="id4" draw:layer="layout" svg:width="3.8cm" svg:height="2cm" svg:x="7.901cm" svg:y="16.501cm">
          <text:p text:style-name="P2"><text:span text:style-name="T1"><text:s/></text:span><text:span text:style-name="T1">Autosuspend</text:span></text:p>
          <text:p text:style-name="P2"><text:span text:style-name="T1">timed out</text:span><text:span text:style-name="T1">？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3" xml:id="id3" draw:id="id3" draw:layer="layout" svg:width="3.1cm" svg:height="1.4cm" svg:x="8.251cm" svg:y="23.202cm">
          <text:p text:style-name="P3"><text:span text:style-name="T2">Suspend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3.8cm" svg:height="2cm" svg:x="7.902cm" svg:y="26.402cm">
          <text:p text:style-name="P2"><text:span text:style-name="T1"><text:s/></text:span><text:span text:style-name="T1">Wake up</text:span></text:p>
          <text:p text:style-name="P2"><text:span text:style-name="T1"><text:s text:c="4"/></text:span><text:span text:style-name="T1">timer fired</text:span><text:span text:style-name="T1">？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3" draw:text-style-name="P1" draw:layer="layout" svg:x1="9.8cm" svg:y1="3.4cm" svg:x2="9.8cm" svg:y2="6cm">
          <text:p/>
        </draw:line>
        <draw:line draw:style-name="gr3" draw:text-style-name="P1" draw:layer="layout" svg:x1="9.8cm" svg:y1="7.4cm" svg:x2="9.8cm" svg:y2="9.5cm">
          <text:p/>
        </draw:line>
        <draw:line draw:style-name="gr3" draw:text-style-name="P1" draw:layer="layout" svg:x1="9.8cm" svg:y1="11.5cm" svg:x2="9.8cm" svg:y2="13.4cm">
          <text:p/>
        </draw:line>
        <draw:line draw:style-name="gr3" draw:text-style-name="P1" draw:layer="layout" svg:x1="9.8cm" svg:y1="14.8cm" svg:x2="9.8cm" svg:y2="16.5cm">
          <text:p/>
        </draw:line>
        <draw:line draw:style-name="gr3" draw:text-style-name="P1" draw:layer="layout" svg:x1="9.8cm" svg:y1="18.5cm" svg:x2="9.8cm" svg:y2="20.1cm">
          <text:p/>
        </draw:line>
        <draw:line draw:style-name="gr3" draw:text-style-name="P1" draw:layer="layout" svg:x1="9.8cm" svg:y1="24.6cm" svg:x2="9.8cm" svg:y2="26.5cm">
          <text:p/>
        </draw:line>
        <draw:connector draw:style-name="gr3" draw:text-style-name="P1" draw:layer="layout" draw:line-skew="-2.801cm" svg:x1="7.902cm" svg:y1="27.402cm" svg:x2="8.25cm" svg:y2="6.701cm" draw:start-shape="id1" draw:start-glue-point="5" draw:end-shape="id2" draw:end-glue-point="6" svg:d="M7902 27402h-3302v-20701h3650" svg:viewBox="0 0 3651 20702">
          <text:p/>
        </draw:connector>
        <draw:connector draw:style-name="gr3" draw:text-style-name="P1" draw:layer="layout" draw:line-skew="1.396cm" svg:x1="11.702cm" svg:y1="27.402cm" svg:x2="11.351cm" svg:y2="23.902cm" draw:start-shape="id1" draw:start-glue-point="7" draw:end-shape="id3" draw:end-glue-point="10" svg:d="M11702 27402h1898v-3500h-2249" svg:viewBox="0 0 2250 3501">
          <text:p/>
        </draw:connector>
        <draw:connector draw:style-name="gr3" draw:text-style-name="P1" draw:layer="layout" draw:line-skew="1.497cm" svg:x1="11.701cm" svg:y1="17.501cm" svg:x2="11.35cm" svg:y2="14.101cm" draw:start-shape="id4" draw:start-glue-point="7" draw:end-shape="id5" draw:end-glue-point="10" svg:d="M11701 17501h1999v-3400h-2350" svg:viewBox="0 0 2351 3401">
          <text:p/>
        </draw:connector>
        <draw:custom-shape draw:style-name="gr1" draw:text-style-name="P2" xml:id="id6" draw:id="id6" draw:layer="layout" svg:width="3.1cm" svg:height="1.4cm" svg:x="14.151cm" svg:y="9.8cm">
          <text:p text:style-name="P2"><text:span text:style-name="T1">Report</text:span></text:p>
          <text:p text:style-name="P2"><text:span text:style-name="T1">coordina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7cm" svg:y1="10.5cm" svg:x2="14.2cm" svg:y2="10.5cm">
          <text:p/>
        </draw:line>
        <draw:connector draw:style-name="gr3" draw:text-style-name="P1" draw:layer="layout" svg:x1="15.701cm" svg:y1="9.8cm" svg:x2="11.35cm" svg:y2="6.701cm" draw:start-shape="id6" draw:start-glue-point="4" draw:end-shape="id2" draw:end-glue-point="10" svg:d="M15701 9800v-3099h-4351" svg:viewBox="0 0 4352 3100">
          <text:p/>
        </draw:connector>
        <draw:frame draw:style-name="gr4" draw:layer="layout" svg:width="1.539cm" svg:height="0.954cm" svg:x="12cm" svg:y="9.6cm">
          <draw:text-box>
            <text:p>Yes</text:p>
          </draw:text-box>
        </draw:frame>
        <draw:frame draw:style-name="gr4" draw:layer="layout" svg:width="1.315cm" svg:height="0.954cm" svg:x="9.701cm" svg:y="11.8cm">
          <draw:text-box>
            <text:p>No</text:p>
          </draw:text-box>
        </draw:frame>
        <draw:frame draw:style-name="gr4" draw:layer="layout" svg:width="1.315cm" svg:height="0.954cm" svg:x="13.801cm" svg:y="15.4cm">
          <draw:text-box>
            <text:p>No</text:p>
          </draw:text-box>
        </draw:frame>
        <draw:frame draw:style-name="gr4" draw:layer="layout" svg:width="1.539cm" svg:height="0.954cm" svg:x="9.701cm" svg:y="18.9cm">
          <draw:text-box>
            <text:p>Yes</text:p>
          </draw:text-box>
        </draw:frame>
        <draw:frame draw:style-name="gr4" draw:layer="layout" svg:width="1.539cm" svg:height="0.954cm" svg:x="5.602cm" svg:y="26.4cm">
          <draw:text-box>
            <text:p>Yes</text:p>
          </draw:text-box>
        </draw:frame>
        <draw:frame draw:style-name="gr4" draw:layer="layout" svg:width="1.315cm" svg:height="0.954cm" svg:x="13.803cm" svg:y="25.5cm">
          <draw:text-box>
            <text:p>No</text:p>
          </draw:text-box>
        </draw:frame>
        <draw:custom-shape draw:style-name="gr2" draw:text-style-name="P2" draw:layer="layout" svg:width="3.8cm" svg:height="2cm" svg:x="7.902cm" svg:y="20.102cm">
          <text:p text:style-name="P2"><text:span text:style-name="T1"><text:s/></text:span><text:span text:style-name="T1">Can suspend</text:span><text:span text:style-name="T1">？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3" draw:text-style-name="P1" draw:layer="layout" svg:x1="9.8cm" svg:y1="22.1cm" svg:x2="9.8cm" svg:y2="23.3cm">
          <text:p/>
        </draw:line>
        <draw:line draw:style-name="gr3" draw:text-style-name="P1" draw:layer="layout" svg:x1="7.9cm" svg:y1="21.1cm" svg:x2="4.6cm" svg:y2="21.1cm">
          <text:p/>
        </draw:line>
        <draw:frame draw:style-name="gr4" draw:layer="layout" svg:width="1.315cm" svg:height="0.954cm" svg:x="5.902cm" svg:y="20.1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imSun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9T15:14:08.226344000</meta:creation-date>
    <dc:date>2014-11-09T16:36:06.644145000</dc:date>
    <meta:editing-duration>PT1H6M47S</meta:editing-duration>
    <meta:editing-cycles>2</meta:editing-cycles>
    <meta:generator>LibreOffice/4.3.2.2$MacOSX_x86 LibreOffice_project/edfb5295ba211bd31ad47d0bad0118690f76407d</meta:generator>
    <meta:document-statistic meta:object-count="29"/>
  </office:meta>
</office:document-meta>
</file>